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4375in" text:min-label-width="0.25in" text:list-level-position-and-space-mode="label-alignment">
          <style:list-level-label-alignment text:label-followed-by="listtab" fo:margin-left="0.687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9375in" text:min-label-width="0.25in" text:list-level-position-and-space-mode="label-alignment">
          <style:list-level-label-alignment text:label-followed-by="listtab" fo:margin-left="1.1875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4375in" text:min-label-width="0.25in" text:list-level-position-and-space-mode="label-alignment">
          <style:list-level-label-alignment text:label-followed-by="listtab" fo:margin-left="1.687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9375in" text:min-label-width="0.25in" text:list-level-position-and-space-mode="label-alignment">
          <style:list-level-label-alignment text:label-followed-by="listtab" fo:margin-left="2.1875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4375in" text:min-label-width="0.25in" text:list-level-position-and-space-mode="label-alignment">
          <style:list-level-label-alignment text:label-followed-by="listtab" fo:margin-left="2.687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9375in" text:min-label-width="0.25in" text:list-level-position-and-space-mode="label-alignment">
          <style:list-level-label-alignment text:label-followed-by="listtab" fo:margin-left="3.1875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4375in" text:min-label-width="0.25in" text:list-level-position-and-space-mode="label-alignment">
          <style:list-level-label-alignment text:label-followed-by="listtab" fo:margin-left="3.687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9375in" text:min-label-width="0.25in" text:list-level-position-and-space-mode="label-alignment">
          <style:list-level-label-alignment text:label-followed-by="listtab" fo:margin-left="4.1875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4375in" text:min-label-width="0.25in" text:list-level-position-and-space-mode="label-alignment">
          <style:list-level-label-alignment text:label-followed-by="listtab" fo:margin-left="4.68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er" style:master-page-name="MP0" style:family="paragraph">
      <style:paragraph-properties fo:break-before="page" fo:text-align="center">
        <style:tab-stops>
          <style:tab-stop style:type="center" style:position="3.25in"/>
        </style:tab-stops>
      </style:paragraph-properties>
      <style:text-properties style:font-name="Times New Roman" fo:font-style="italic" style:font-style-asian="italic" fo:language="ro" fo:country="RO"/>
    </style:style>
    <style:style style:name="P8" style:parent-style-name="Header" style:family="paragraph">
      <style:paragraph-properties fo:text-align="center">
        <style:tab-stops>
          <style:tab-stop style:type="center" style:position="3.25in"/>
        </style:tab-stops>
      </style:paragraph-properties>
      <style:text-properties style:font-name="Times New Roman" fo:font-style="italic" style:font-style-asian="italic" fo:language="ro" fo:country="RO"/>
    </style:style>
    <style:style style:name="P9" style:parent-style-name="Header" style:family="paragraph">
      <style:paragraph-properties>
        <style:tab-stops>
          <style:tab-stop style:type="center" style:position="3.25in"/>
        </style:tab-stops>
      </style:paragraph-properties>
      <style:text-properties style:font-name="Times New Roman" fo:font-style="italic" style:font-style-asian="italic" fo:language="ro" fo:country="RO"/>
    </style:style>
    <style:style style:name="P10" style:parent-style-name="Header" style:family="paragraph">
      <style:paragraph-properties>
        <style:tab-stops>
          <style:tab-stop style:type="center" style:position="3.25in"/>
        </style:tab-stops>
      </style:paragraph-properties>
      <style:text-properties style:font-name="Times New Roman" fo:font-style="italic" style:font-style-asian="italic" fo:language="ro" fo:country="RO"/>
    </style:style>
    <style:style style:name="P11" style:parent-style-name="Header" style:family="paragraph">
      <style:paragraph-properties>
        <style:tab-stops>
          <style:tab-stop style:type="center" style:position="3.25in"/>
        </style:tab-stops>
      </style:paragraph-properties>
      <style:text-properties style:font-name="Times New Roman" fo:font-style="italic" style:font-style-asian="italic" fo:language="ro" fo:country="RO"/>
    </style:style>
    <style:style style:name="P12" style:parent-style-name="Normal" style:family="paragraph">
      <style:paragraph-properties fo:text-align="center" fo:margin-bottom="0in"/>
      <style:text-properties style:font-name="Times New Roman" fo:font-style="italic" style:font-style-asian="italic" fo:font-size="10pt" style:font-size-asian="10pt" fo:background-color="#FFFF00"/>
    </style:style>
    <style:style style:name="P13" style:parent-style-name="Normal" style:family="paragraph">
      <style:paragraph-properties fo:margin-bottom="0in"/>
      <style:text-properties style:font-name="Times New Roman" fo:font-style="italic" style:font-style-asian="italic" fo:font-size="10pt" style:font-size-asian="10pt" fo:background-color="#FFFF00"/>
    </style:style>
    <style:style style:name="P14" style:parent-style-name="Normal" style:family="paragraph">
      <style:paragraph-properties fo:margin-bottom="0in"/>
      <style:text-properties style:font-name="Times New Roman" fo:font-style="italic" style:font-style-asian="italic" fo:font-size="10pt" style:font-size-asian="10pt" fo:background-color="#FFFF00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style:font-name="Times New Roman" fo:font-size="12pt" style:font-size-asian="12pt" fo:background-color="#FFFF00"/>
    </style:style>
    <style:style style:name="T17" style:parent-style-name="DefaultParagraphFont" style:family="text">
      <style:text-properties style:font-name="Times New Roman" fo:font-size="12pt" style:font-size-asian="12pt"/>
    </style:style>
    <style:style style:name="P18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19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0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1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2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3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4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5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6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7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8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9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30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31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32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33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34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36" style:parent-style-name="Normal" style:family="paragraph">
      <style:paragraph-properties fo:margin-bottom="0in"/>
    </style:style>
    <style:style style:name="T37" style:parent-style-name="DefaultParagraphFont" style:family="text">
      <style:text-properties style:font-name="Times New Roman" fo:font-style="italic" style:font-style-asian="italic" fo:color="#FF0000" fo:font-size="12pt" style:font-size-asian="12pt"/>
    </style:style>
    <style:style style:name="T38" style:parent-style-name="DefaultParagraphFont" style:family="text">
      <style:text-properties style:font-name="Times New Roman" fo:font-style="italic" style:font-style-asian="italic" fo:color="#70AD47" fo:font-size="12pt" style:font-size-asian="12pt"/>
    </style:style>
    <style:style style:name="P39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40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41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42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43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44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45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46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47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48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49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50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51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52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53" style:parent-style-name="Normal" style:family="paragraph">
      <style:paragraph-properties fo:margin-bottom="0in"/>
      <style:text-properties style:font-name="Times New Roman" fo:font-style="italic" style:font-style-asian="italic" fo:color="#FF0000" fo:font-size="12pt" style:font-size-asian="12pt"/>
    </style:style>
    <style:style style:name="P54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55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56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57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58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59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60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61" style:parent-style-name="Normal" style:family="paragraph">
      <style:paragraph-properties fo:margin-bottom="0in"/>
    </style:style>
    <style:style style:name="T62" style:parent-style-name="DefaultParagraphFont" style:family="text">
      <style:text-properties style:font-name="Times New Roman" fo:font-style="italic" style:font-style-asian="italic" fo:color="#FF0000" fo:font-size="12pt" style:font-size-asian="12pt"/>
    </style:style>
    <style:style style:name="T63" style:parent-style-name="DefaultParagraphFont" style:family="text">
      <style:text-properties style:font-name="Times New Roman" fo:font-style="italic" style:font-style-asian="italic" fo:color="#70AD47" fo:font-size="12pt" style:font-size-asian="12pt"/>
    </style:style>
    <style:style style:name="P64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65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66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67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68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69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70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71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72" style:parent-style-name="Normal" style:family="paragraph">
      <style:paragraph-properties fo:margin-bottom="0in"/>
    </style:style>
    <style:style style:name="T73" style:parent-style-name="DefaultParagraphFont" style:family="text">
      <style:text-properties style:font-name="Times New Roman" fo:font-style="italic" style:font-style-asian="italic" fo:color="#FF0000" fo:font-size="12pt" style:font-size-asian="12pt"/>
    </style:style>
    <style:style style:name="T74" style:parent-style-name="DefaultParagraphFont" style:family="text">
      <style:text-properties style:font-name="Times New Roman" fo:font-style="italic" style:font-style-asian="italic" fo:color="#70AD47" fo:font-size="12pt" style:font-size-asian="12pt"/>
    </style:style>
    <style:style style:name="P75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76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77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78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79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80" style:parent-style-name="Normal" style:family="paragraph">
      <style:paragraph-properties fo:margin-bottom="0in"/>
    </style:style>
    <style:style style:name="T81" style:parent-style-name="DefaultParagraphFont" style:family="text">
      <style:text-properties style:font-name="Times New Roman" fo:font-style="italic" style:font-style-asian="italic" fo:color="#FF0000" fo:font-size="12pt" style:font-size-asian="12pt"/>
    </style:style>
    <style:style style:name="T82" style:parent-style-name="DefaultParagraphFont" style:family="text">
      <style:text-properties style:font-name="Times New Roman" style:font-name-asian="Times New Roman" fo:font-style="italic" style:font-style-asian="italic" fo:color="#D1D5DB" fo:font-size="12pt" style:font-size-asian="12pt" style:font-size-complex="12pt"/>
    </style:style>
    <style:style style:name="T83" style:parent-style-name="DefaultParagraphFont" style:family="text">
      <style:text-properties style:font-name="Times New Roman" fo:font-style="italic" style:font-style-asian="italic" fo:color="#70AD47"/>
    </style:style>
    <style:style style:name="P84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85" style:parent-style-name="Normal" style:list-style-name="LFO1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86" style:parent-style-name="Normal" style:list-style-name="LFO1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87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88" style:parent-style-name="Normal" style:list-style-name="LFO2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89" style:parent-style-name="Normal" style:list-style-name="LFO2" style:family="paragraph">
      <style:paragraph-properties fo:margin-bottom="0in"/>
      <style:text-properties style:font-name="Times New Roman" fo:font-style="italic" style:font-style-asian="italic" fo:color="#70AD47" fo:font-size="12pt" style:font-size-asian="12pt" fo:language="de" fo:country="DE"/>
    </style:style>
    <style:style style:name="P90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91" style:parent-style-name="Normal" style:list-style-name="LFO3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92" style:parent-style-name="Normal" style:list-style-name="LFO3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93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94" style:parent-style-name="Normal" style:list-style-name="LFO4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95" style:parent-style-name="Normal" style:list-style-name="LFO4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96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97" style:parent-style-name="Normal" style:family="paragraph">
      <style:paragraph-properties fo:margin-bottom="0in"/>
    </style:style>
    <style:style style:name="T98" style:parent-style-name="DefaultParagraphFont" style:family="text">
      <style:text-properties style:font-name="Times New Roman" fo:font-style="italic" style:font-style-asian="italic" fo:color="#FF0000" fo:font-size="12pt" style:font-size-asian="12pt"/>
    </style:style>
    <style:style style:name="T99" style:parent-style-name="DefaultParagraphFont" style:family="text">
      <style:text-properties style:font-name="Times New Roman" fo:font-style="italic" style:font-style-asian="italic"/>
    </style:style>
    <style:style style:name="P100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101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/>
    </style:style>
    <style:style style:name="P102" style:parent-style-name="Normal" style:family="paragraph">
      <style:paragraph-properties fo:margin-bottom="0in"/>
      <style:text-properties style:font-name="Times New Roman" fo:font-style="italic" style:font-style-asian="italic" fo:color="#FF0000" fo:font-size="12pt" style:font-size-asian="12pt"/>
    </style:style>
    <style:style style:name="P103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/>
    </style:style>
    <style:style style:name="P104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/>
    </style:style>
    <style:style style:name="P105" style:parent-style-name="Normal" style:family="paragraph">
      <style:paragraph-properties fo:margin-bottom="0in"/>
    </style:style>
    <style:style style:name="T106" style:parent-style-name="DefaultParagraphFont" style:family="text">
      <style:text-properties style:font-name="Times New Roman" fo:font-size="12pt" style:font-size-asian="12pt" fo:background-color="#FFFF00"/>
    </style:style>
    <style:style style:name="T107" style:parent-style-name="DefaultParagraphFont" style:family="text">
      <style:text-properties style:font-name="Times New Roman" fo:font-size="12pt" style:font-size-asian="12pt"/>
    </style:style>
    <style:style style:name="P108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109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110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111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112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/>
    </style:style>
    <style:style style:name="P113" style:parent-style-name="Normal" style:family="paragraph">
      <style:paragraph-properties fo:margin-bottom="0in"/>
    </style:style>
    <style:style style:name="T114" style:parent-style-name="DefaultParagraphFont" style:family="text">
      <style:text-properties style:font-name="Times New Roman" fo:font-style="italic" style:font-style-asian="italic" fo:color="#FF0000" fo:font-size="12pt" style:font-size-asian="12pt"/>
    </style:style>
    <style:style style:name="T115" style:parent-style-name="DefaultParagraphFont" style:family="text">
      <style:text-properties style:font-name="Times New Roman" style:font-name-asian="Times New Roman" fo:font-style="italic" style:font-style-asian="italic" fo:color="#D1D5DB"/>
    </style:style>
    <style:style style:name="T116" style:parent-style-name="DefaultParagraphFont" style:family="text">
      <style:text-properties style:font-name="Times New Roman" fo:font-style="italic" style:font-style-asian="italic" fo:color="#00B050"/>
    </style:style>
    <style:style style:name="P117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T118" style:parent-style-name="DefaultParagraphFont" style:family="text">
      <style:text-properties style:font-name="Times New Roman" fo:font-style="italic" style:font-style-asian="italic" fo:color="#FF0000" fo:font-size="12pt" style:font-size-asian="12pt"/>
    </style:style>
    <style:style style:name="T119" style:parent-style-name="DefaultParagraphFont" style:family="text">
      <style:text-properties style:font-name="Times New Roman" fo:font-style="italic" style:font-style-asian="italic" fo:color="#D1D5DB"/>
    </style:style>
    <style:style style:name="T120" style:parent-style-name="DefaultParagraphFont" style:family="text">
      <style:text-properties style:font-name="Times New Roman" fo:font-style="italic" style:font-style-asian="italic" fo:color="#00B050" fo:font-size="12pt" style:font-size-asian="12pt"/>
    </style:style>
    <style:style style:name="T121" style:parent-style-name="DefaultParagraphFont" style:family="text">
      <style:text-properties style:font-name="Times New Roman" fo:font-style="italic" style:font-style-asian="italic" fo:color="#00B050" fo:font-size="12pt" style:font-size-asian="12pt"/>
    </style:style>
    <style:style style:name="T122" style:parent-style-name="DefaultParagraphFont" style:family="text">
      <style:text-properties style:font-name="Times New Roman" fo:font-style="italic" style:font-style-asian="italic" fo:color="#00B050"/>
    </style:style>
    <style:style style:name="P123" style:parent-style-name="Normal" style:family="paragraph">
      <style:text-properties style:font-name="Times New Roman" fo:font-style="italic" style:font-style-asian="italic" fo:color="#00B050" fo:font-size="12pt" style:font-size-asian="12pt"/>
    </style:style>
    <style:style style:name="P124" style:parent-style-name="Normal" style:family="paragraph">
      <style:paragraph-properties fo:margin-bottom="0in"/>
    </style:style>
    <style:style style:name="T125" style:parent-style-name="DefaultParagraphFont" style:family="text">
      <style:text-properties style:font-name="Times New Roman" fo:color="#000000" fo:font-size="12pt" style:font-size-asian="12pt" fo:background-color="#FFFF00"/>
    </style:style>
    <style:style style:name="T126" style:parent-style-name="DefaultParagraphFont" style:family="text">
      <style:text-properties style:font-name="Times New Roman" fo:color="#000000" fo:font-size="12pt" style:font-size-asian="12pt"/>
    </style:style>
    <style:style style:name="P127" style:parent-style-name="Normal" style:family="paragraph">
      <style:paragraph-properties fo:margin-bottom="0in"/>
    </style:style>
    <style:style style:name="T128" style:parent-style-name="DefaultParagraphFont" style:family="text">
      <style:text-properties style:font-name="Times New Roman" fo:color="#000000" fo:font-size="12pt" style:font-size-asian="12pt"/>
    </style:style>
    <style:style style:name="P129" style:parent-style-name="Normal" style:family="paragraph">
      <style:paragraph-properties fo:margin-bottom="0in"/>
      <style:text-properties style:font-name="Times New Roman" fo:color="#000000" fo:font-size="12pt" style:font-size-asian="12pt"/>
    </style:style>
    <style:style style:name="P130" style:parent-style-name="Normal" style:family="paragraph">
      <style:paragraph-properties fo:margin-bottom="0in"/>
    </style:style>
    <style:style style:name="T131" style:parent-style-name="DefaultParagraphFont" style:family="text">
      <style:text-properties style:font-name="Times New Roman" fo:color="#000000" fo:font-size="12pt" style:font-size-asian="12pt"/>
    </style:style>
    <style:style style:name="T132" style:parent-style-name="DefaultParagraphFont" style:family="text">
      <style:text-properties style:font-name="Times New Roman" fo:color="#000000" fo:font-size="12pt" style:font-size-asian="12pt"/>
    </style:style>
    <style:style style:name="T133" style:parent-style-name="DefaultParagraphFont" style:family="text">
      <style:text-properties style:font-name="Times New Roman" fo:font-style="italic" style:font-style-asian="italic" fo:color="#000000" fo:font-size="12pt" style:font-size-asian="12pt"/>
    </style:style>
    <style:style style:name="P134" style:parent-style-name="Normal" style:family="paragraph">
      <style:paragraph-properties fo:margin-bottom="0in"/>
      <style:text-properties style:font-name="Times New Roman" fo:font-style="italic" style:font-style-asian="italic" fo:color="#000000" fo:font-size="12pt" style:font-size-asian="12pt"/>
    </style:style>
    <style:style style:name="P135" style:parent-style-name="Normal" style:family="paragraph">
      <style:paragraph-properties fo:margin-bottom="0in"/>
      <style:text-properties style:font-name="Times New Roman" fo:font-style="italic" style:font-style-asian="italic" fo:color="#FF0000" fo:font-size="12pt" style:font-size-asian="12pt"/>
    </style:style>
    <style:style style:name="P136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37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38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39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40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41" style:parent-style-name="Normal" style:family="paragraph">
      <style:paragraph-properties fo:margin-bottom="0in"/>
      <style:text-properties style:font-name="Times New Roman" fo:font-style="italic" style:font-style-asian="italic" fo:color="#FF0000" fo:font-size="12pt" style:font-size-asian="12pt"/>
    </style:style>
    <style:style style:name="P142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43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44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45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46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47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48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49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50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51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52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53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54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55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56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57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58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59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160" style:parent-style-name="Normal" style:family="paragraph">
      <style:paragraph-properties fo:margin-bottom="0in"/>
    </style:style>
    <style:style style:name="T161" style:parent-style-name="DefaultParagraphFont" style:family="text">
      <style:text-properties style:font-name="Times New Roman" fo:font-size="12pt" style:font-size-asian="12pt" fo:background-color="#FFFF00"/>
    </style:style>
    <style:style style:name="P162" style:parent-style-name="Normal" style:family="paragraph">
      <style:paragraph-properties fo:margin-bottom="0in"/>
    </style:style>
    <style:style style:name="T163" style:parent-style-name="DefaultParagraphFont" style:family="text">
      <style:text-properties style:font-name="Times New Roman" fo:color="#00B050" fo:font-size="12pt" style:font-size-asian="12pt"/>
    </style:style>
    <style:style style:name="T164" style:parent-style-name="DefaultParagraphFont" style:family="text">
      <style:text-properties style:font-name="Times New Roman" fo:font-size="12pt" style:font-size-asian="12pt"/>
    </style:style>
    <style:style style:name="P165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166" style:parent-style-name="Normal" style:family="paragraph">
      <style:paragraph-properties fo:margin-bottom="0in"/>
    </style:style>
    <style:style style:name="T167" style:parent-style-name="DefaultParagraphFont" style:family="text">
      <style:text-properties style:font-name="Times New Roman" fo:font-size="12pt" style:font-size-asian="12pt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 fo:font-size="12pt" style:font-size-asian="12pt"/>
    </style:style>
    <style:style style:name="T170" style:parent-style-name="DefaultParagraphFont" style:family="text">
      <style:text-properties style:font-name="Times New Roman" fo:font-size="12pt" style:font-size-asian="12pt"/>
    </style:style>
    <style:style style:name="P171" style:parent-style-name="Normal" style:family="paragraph">
      <style:paragraph-properties fo:margin-bottom="0in"/>
      <style:text-properties style:font-name="Times New Roman" fo:font-size="12pt" style:font-size-asian="12pt" fo:language="de" fo:country="DE"/>
    </style:style>
    <style:style style:name="P172" style:parent-style-name="Normal" style:family="paragraph">
      <style:paragraph-properties fo:margin-bottom="0in"/>
      <style:text-properties style:font-name="Times New Roman" fo:color="#FF0000" fo:font-size="12pt" style:font-size-asian="12pt"/>
    </style:style>
    <style:style style:name="P173" style:parent-style-name="Normal" style:family="paragraph">
      <style:paragraph-properties fo:margin-bottom="0in"/>
    </style:style>
    <style:style style:name="T174" style:parent-style-name="DefaultParagraphFont" style:family="text">
      <style:text-properties style:font-name="Times New Roman" fo:font-style="italic" style:font-style-asian="italic" fo:color="#FF0000" fo:font-size="12pt" style:font-size-asian="12pt"/>
    </style:style>
    <style:style style:name="T175" style:parent-style-name="DefaultParagraphFont" style:family="text">
      <style:text-properties style:font-name="Times New Roman" fo:font-style="italic" style:font-style-asian="italic" fo:color="#00B050" fo:font-size="12pt" style:font-size-asian="12pt"/>
    </style:style>
    <style:style style:name="P176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77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78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79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80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81" style:parent-style-name="Normal" style:family="paragraph">
      <style:paragraph-properties fo:margin-bottom="0in"/>
    </style:style>
    <style:style style:name="T182" style:parent-style-name="DefaultParagraphFont" style:family="text">
      <style:text-properties style:font-name="Times New Roman" fo:font-style="italic" style:font-style-asian="italic" fo:color="#FF0000" fo:font-size="12pt" style:font-size-asian="12pt"/>
    </style:style>
    <style:style style:name="T183" style:parent-style-name="DefaultParagraphFont" style:family="text">
      <style:text-properties style:font-name="Times New Roman" fo:font-style="italic" style:font-style-asian="italic" fo:color="#D1D5DB" fo:background-color="#444654"/>
    </style:style>
    <style:style style:name="P184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85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86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87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88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89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90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91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92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93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94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95" style:parent-style-name="Normal" style:family="paragraph">
      <style:paragraph-properties fo:margin-bottom="0in"/>
      <style:text-properties style:font-name="Times New Roman" fo:font-style="italic" style:font-style-asian="italic" fo:color="#00B050" fo:font-size="12pt" style:font-size-asian="12pt"/>
    </style:style>
    <style:style style:name="P196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/>
    </style:style>
    <style:style style:name="P197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/>
    </style:style>
    <style:style style:name="P198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199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00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01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02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03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04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05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06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07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08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09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10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11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12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13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fo:background-color="#FFFF00"/>
    </style:style>
    <style:style style:name="P214" style:parent-style-name="Normal" style:family="paragraph">
      <style:paragraph-properties fo:margin-bottom="0in"/>
    </style:style>
    <style:style style:name="T215" style:parent-style-name="DefaultParagraphFont" style:family="text">
      <style:text-properties style:font-name="Times New Roman" fo:font-style="italic" style:font-style-asian="italic" fo:font-size="12pt" style:font-size-asian="12pt" fo:background-color="#FFFF00"/>
    </style:style>
    <style:style style:name="T216" style:parent-style-name="DefaultParagraphFont" style:family="text">
      <style:text-properties style:font-name="Times New Roman" fo:font-style="italic" style:font-style-asian="italic" fo:font-size="12pt" style:font-size-asian="12pt"/>
    </style:style>
    <style:style style:name="T217" style:parent-style-name="DefaultParagraphFont" style:family="text">
      <style:text-properties style:font-name="Times New Roman" fo:font-size="12pt" style:font-size-asian="12pt"/>
    </style:style>
    <style:style style:name="T218" style:parent-style-name="DefaultParagraphFont" style:family="text">
      <style:text-properties style:font-name="Times New Roman" fo:font-size="12pt" style:font-size-asian="12pt"/>
    </style:style>
    <style:style style:name="P219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20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21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22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23" style:parent-style-name="Normal" style:family="paragraph">
      <style:paragraph-properties fo:margin-bottom="0in"/>
      <style:text-properties style:font-name="Times New Roman" fo:font-size="12pt" style:font-size-asian="12pt"/>
    </style:style>
    <style:style style:name="P224" style:parent-style-name="Normal" style:family="paragraph">
      <style:paragraph-properties fo:margin-bottom="0in"/>
      <style:text-properties style:font-name="Times New Roman" fo:font-style="italic" style:font-style-asian="italic" fo:color="#FF0000" fo:font-size="12pt" style:font-size-asian="12pt" style:font-size-complex="12pt"/>
    </style:style>
    <style:style style:name="P225" style:parent-style-name="Normal" style:family="paragraph">
      <style:paragraph-properties fo:margin-bottom="0in">
        <style:tab-stops>
          <style:tab-stop style:type="left" style:position="-2.25in"/>
          <style:tab-stop style:type="left" style:position="-2.0625in"/>
        </style:tab-stops>
      </style:paragraph-properties>
      <style:text-properties style:font-name="Times New Roman" fo:font-style="italic" style:font-style-asian="italic" fo:color="#70AD47"/>
    </style:style>
    <style:style style:name="P226" style:parent-style-name="Normal" style:family="paragraph">
      <style:paragraph-properties fo:margin-bottom="0in">
        <style:tab-stops>
          <style:tab-stop style:type="left" style:position="-2.25in"/>
          <style:tab-stop style:type="left" style:position="-2.0625in"/>
        </style:tab-stops>
      </style:paragraph-properties>
      <style:text-properties style:font-name="Times New Roman" fo:font-style="italic" style:font-style-asian="italic" fo:color="#70AD47"/>
    </style:style>
    <style:style style:name="P227" style:parent-style-name="Normal" style:family="paragraph">
      <style:paragraph-properties fo:margin-bottom="0in">
        <style:tab-stops>
          <style:tab-stop style:type="left" style:position="-2.25in"/>
          <style:tab-stop style:type="left" style:position="-2.0625in"/>
        </style:tab-stops>
      </style:paragraph-properties>
      <style:text-properties style:font-name="Times New Roman" fo:font-style="italic" style:font-style-asian="italic" fo:color="#70AD47"/>
    </style:style>
    <style:style style:name="P228" style:parent-style-name="Normal" style:family="paragraph">
      <style:paragraph-properties fo:margin-bottom="0in">
        <style:tab-stops>
          <style:tab-stop style:type="left" style:position="-2.25in"/>
          <style:tab-stop style:type="left" style:position="-2.0625in"/>
        </style:tab-stops>
      </style:paragraph-properties>
      <style:text-properties style:font-name="Times New Roman" fo:font-style="italic" style:font-style-asian="italic" fo:color="#70AD47"/>
    </style:style>
    <style:style style:name="P229" style:parent-style-name="Normal" style:family="paragraph">
      <style:paragraph-properties fo:margin-bottom="0in">
        <style:tab-stops>
          <style:tab-stop style:type="left" style:position="-2.25in"/>
          <style:tab-stop style:type="left" style:position="-2.0625in"/>
        </style:tab-stops>
      </style:paragraph-properties>
      <style:text-properties style:font-name="Times New Roman" fo:font-style="italic" style:font-style-asian="italic" fo:color="#70AD47"/>
    </style:style>
    <style:style style:name="P230" style:parent-style-name="Normal" style:family="paragraph">
      <style:paragraph-properties fo:margin-bottom="0in">
        <style:tab-stops>
          <style:tab-stop style:type="left" style:position="-2.25in"/>
          <style:tab-stop style:type="left" style:position="-2.0625in"/>
        </style:tab-stops>
      </style:paragraph-properties>
      <style:text-properties style:font-name="Times New Roman" fo:font-style="italic" style:font-style-asian="italic" fo:color="#70AD47"/>
    </style:style>
    <style:style style:name="P231" style:parent-style-name="Normal" style:family="paragraph">
      <style:paragraph-properties fo:margin-bottom="0in">
        <style:tab-stops>
          <style:tab-stop style:type="left" style:position="-2.25in"/>
          <style:tab-stop style:type="left" style:position="-2.0625in"/>
        </style:tab-stops>
      </style:paragraph-properties>
      <style:text-properties style:font-name="Times New Roman" fo:font-style="italic" style:font-style-asian="italic" fo:color="#70AD47"/>
    </style:style>
    <style:style style:name="P232" style:parent-style-name="Normal" style:family="paragraph">
      <style:paragraph-properties fo:margin-bottom="0in">
        <style:tab-stops>
          <style:tab-stop style:type="left" style:position="-2.25in"/>
          <style:tab-stop style:type="left" style:position="-2.0625in"/>
        </style:tab-stops>
      </style:paragraph-properties>
      <style:text-properties style:font-name="Times New Roman" fo:font-style="italic" style:font-style-asian="italic" fo:color="#70AD47"/>
    </style:style>
    <style:style style:name="P233" style:parent-style-name="Normal" style:family="paragraph">
      <style:paragraph-properties fo:margin-bottom="0in">
        <style:tab-stops>
          <style:tab-stop style:type="left" style:position="-2.25in"/>
          <style:tab-stop style:type="left" style:position="-2.0625in"/>
        </style:tab-stops>
      </style:paragraph-properties>
      <style:text-properties style:font-name="Times New Roman" fo:font-style="italic" style:font-style-asian="italic" fo:color="#70AD47"/>
    </style:style>
    <style:style style:name="P234" style:parent-style-name="Normal" style:family="paragraph">
      <style:paragraph-properties fo:margin-bottom="0in">
        <style:tab-stops>
          <style:tab-stop style:type="left" style:position="-2.25in"/>
          <style:tab-stop style:type="left" style:position="-2.0625in"/>
        </style:tab-stops>
      </style:paragraph-properties>
      <style:text-properties style:font-name="Times New Roman" fo:font-style="italic" style:font-style-asian="italic" fo:color="#70AD47"/>
    </style:style>
    <style:style style:name="P235" style:parent-style-name="Normal" style:family="paragraph">
      <style:paragraph-properties fo:margin-bottom="0in"/>
      <style:text-properties style:font-name="Times New Roman" fo:font-style="italic" style:font-style-asian="italic" fo:color="#FF0000"/>
    </style:style>
    <style:style style:name="P236" style:parent-style-name="Normal" style:family="paragraph">
      <style:paragraph-properties fo:margin-bottom="0in"/>
      <style:text-properties style:font-name="Times New Roman" fo:font-style="italic" style:font-style-asian="italic" fo:color="#70AD47"/>
    </style:style>
    <style:style style:name="P237" style:parent-style-name="Normal" style:family="paragraph">
      <style:paragraph-properties fo:margin-bottom="0in"/>
      <style:text-properties style:font-name="Times New Roman" fo:font-style="italic" style:font-style-asian="italic" fo:color="#70AD47"/>
    </style:style>
    <style:style style:name="P238" style:parent-style-name="Normal" style:family="paragraph">
      <style:paragraph-properties fo:margin-bottom="0in"/>
      <style:text-properties style:font-name="Times New Roman" fo:font-style="italic" style:font-style-asian="italic" fo:color="#70AD47"/>
    </style:style>
    <style:style style:name="P239" style:parent-style-name="Normal" style:family="paragraph">
      <style:paragraph-properties fo:margin-bottom="0in"/>
      <style:text-properties style:font-name="Times New Roman" fo:font-style="italic" style:font-style-asian="italic" fo:color="#70AD47"/>
    </style:style>
    <style:style style:name="P240" style:parent-style-name="Normal" style:family="paragraph">
      <style:paragraph-properties fo:margin-bottom="0in"/>
      <style:text-properties style:font-name="Times New Roman" fo:font-style="italic" style:font-style-asian="italic" fo:color="#70AD47"/>
    </style:style>
    <style:style style:name="P241" style:parent-style-name="Normal" style:family="paragraph">
      <style:paragraph-properties fo:margin-bottom="0in"/>
      <style:text-properties style:font-name="Times New Roman" fo:font-style="italic" style:font-style-asian="italic" fo:color="#70AD47"/>
    </style:style>
    <style:style style:name="P242" style:parent-style-name="Normal" style:family="paragraph">
      <style:paragraph-properties fo:margin-bottom="0in"/>
      <style:text-properties style:font-name="Times New Roman" fo:font-style="italic" style:font-style-asian="italic" fo:color="#70AD47"/>
    </style:style>
    <style:style style:name="P243" style:parent-style-name="Normal" style:family="paragraph">
      <style:paragraph-properties fo:margin-bottom="0in"/>
      <style:text-properties style:font-name="Times New Roman" fo:font-style="italic" style:font-style-asian="italic" style:font-size-complex="12pt"/>
    </style:style>
    <style:style style:name="P244" style:parent-style-name="Normal" style:family="paragraph">
      <style:paragraph-properties fo:margin-bottom="0in"/>
    </style:style>
    <style:style style:name="T245" style:parent-style-name="DefaultParagraphFont" style:family="text">
      <style:text-properties style:font-name="Times New Roman" fo:font-style="italic" style:font-style-asian="italic" fo:font-size="12pt" style:font-size-asian="12pt" style:font-size-complex="12pt" fo:background-color="#FFFF00"/>
    </style:style>
    <style:style style:name="T246" style:parent-style-name="DefaultParagraphFont" style:family="text">
      <style:text-properties style:font-name="Times New Roman" fo:font-style="italic" style:font-style-asian="italic" fo:font-size="12pt" style:font-size-asian="12pt" style:font-size-complex="12pt"/>
    </style:style>
    <style:style style:name="T247" style:parent-style-name="DefaultParagraphFont" style:family="text">
      <style:text-properties style:font-name="Times New Roman" fo:font-size="12pt" style:font-size-asian="12pt" style:font-size-complex="12pt"/>
    </style:style>
    <style:style style:name="P2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2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250" style:parent-style-name="Normal" style:family="paragraph">
      <style:paragraph-properties fo:margin-bottom="0in"/>
    </style:style>
    <style:style style:name="T251" style:parent-style-name="DefaultParagraphFont" style:family="text">
      <style:text-properties style:font-name="Times New Roman" fo:font-style="italic" style:font-style-asian="italic" fo:color="#FF0000" fo:font-size="12pt" style:font-size-asian="12pt" style:font-size-complex="12pt"/>
    </style:style>
    <style:style style:name="P252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53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54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55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56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57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58" style:parent-style-name="Normal" style:family="paragraph">
      <style:paragraph-properties fo:margin-bottom="0in"/>
      <style:text-properties style:font-name="Times New Roman" fo:font-style="italic" style:font-style-asian="italic" fo:color="#FF0000" fo:font-size="12pt" style:font-size-asian="12pt" style:font-size-complex="12pt"/>
    </style:style>
    <style:style style:name="P259" style:parent-style-name="Normal" style:family="paragraph">
      <style:paragraph-properties fo:margin-bottom="0in"/>
      <style:text-properties style:font-name="Times New Roman" fo:font-style="italic" style:font-style-asian="italic" fo:color="#FF0000" fo:font-size="12pt" style:font-size-asian="12pt" style:font-size-complex="12pt"/>
    </style:style>
    <style:style style:name="P260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261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262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263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264" style:parent-style-name="Normal" style:family="paragraph">
      <style:paragraph-properties fo:margin-bottom="0in"/>
    </style:style>
    <style:style style:name="T265" style:parent-style-name="DefaultParagraphFont" style:family="text">
      <style:text-properties style:font-name="Times New Roman" style:font-size-complex="12pt" fo:background-color="#FFFF00"/>
    </style:style>
    <style:style style:name="T266" style:parent-style-name="DefaultParagraphFont" style:family="text">
      <style:text-properties style:font-name="Times New Roman" style:font-size-complex="12pt"/>
    </style:style>
    <style:style style:name="P267" style:parent-style-name="Normal" style:family="paragraph">
      <style:paragraph-properties fo:margin-bottom="0in"/>
      <style:text-properties style:font-name="Times New Roman" style:font-size-complex="12pt"/>
    </style:style>
    <style:style style:name="P268" style:parent-style-name="Normal" style:family="paragraph">
      <style:paragraph-properties fo:margin-bottom="0in"/>
      <style:text-properties style:font-name="Times New Roman" style:font-size-complex="12pt"/>
    </style:style>
    <style:style style:name="P269" style:parent-style-name="Normal" style:family="paragraph">
      <style:paragraph-properties fo:margin-bottom="0in"/>
      <style:text-properties style:font-name="Times New Roman" style:font-size-complex="12pt"/>
    </style:style>
    <style:style style:name="P270" style:parent-style-name="Normal" style:family="paragraph">
      <style:paragraph-properties fo:margin-bottom="0in"/>
      <style:text-properties style:font-name="Times New Roman" style:font-size-complex="12pt"/>
    </style:style>
    <style:style style:name="P271" style:parent-style-name="Normal" style:family="paragraph">
      <style:paragraph-properties fo:margin-bottom="0in"/>
      <style:text-properties style:font-name="Times New Roman" style:font-size-complex="12pt"/>
    </style:style>
    <style:style style:name="P272" style:parent-style-name="Normal" style:family="paragraph">
      <style:paragraph-properties fo:margin-bottom="0in"/>
      <style:text-properties style:font-name="Times New Roman" style:font-size-complex="12pt"/>
    </style:style>
    <style:style style:name="P273" style:parent-style-name="Normal" style:family="paragraph">
      <style:paragraph-properties fo:margin-bottom="0in"/>
      <style:text-properties style:font-name="Times New Roman" style:font-size-complex="12pt"/>
    </style:style>
    <style:style style:name="P274" style:parent-style-name="Normal" style:family="paragraph">
      <style:paragraph-properties fo:margin-bottom="0in"/>
      <style:text-properties style:font-name="Times New Roman" fo:font-style="italic" style:font-style-asian="italic" style:font-size-complex="12pt"/>
    </style:style>
    <style:style style:name="P275" style:parent-style-name="Normal" style:family="paragraph">
      <style:paragraph-properties fo:margin-bottom="0in"/>
      <style:text-properties style:font-name="Times New Roman" fo:font-style="italic" style:font-style-asian="italic" fo:color="#FF0000" style:font-size-complex="12pt"/>
    </style:style>
    <style:style style:name="P276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77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78" style:parent-style-name="Normal" style:list-style-name="LFO9" style:family="paragraph">
      <style:paragraph-properties fo:margin-bottom="0in"/>
      <style:text-properties style:font-name="Times New Roman" fo:font-style="italic" style:font-style-asian="italic" style:font-size-complex="12pt"/>
    </style:style>
    <style:style style:name="P279" style:parent-style-name="Normal" style:list-style-name="LFO9" style:family="paragraph">
      <style:paragraph-properties fo:margin-bottom="0in"/>
      <style:text-properties style:font-name="Times New Roman" fo:font-style="italic" style:font-style-asian="italic" style:font-size-complex="12pt"/>
    </style:style>
    <style:style style:name="P280" style:parent-style-name="Normal" style:family="paragraph">
      <style:paragraph-properties fo:margin-bottom="0in"/>
      <style:text-properties style:font-name="Times New Roman" fo:font-style="italic" style:font-style-asian="italic" fo:color="#FF0000" style:font-size-complex="12pt"/>
    </style:style>
    <style:style style:name="P281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82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83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84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85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86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87" style:parent-style-name="Normal" style:family="paragraph">
      <style:paragraph-properties fo:margin-bottom="0in"/>
      <style:text-properties style:font-name="Times New Roman" fo:font-style="italic" style:font-style-asian="italic" fo:color="#FF0000" style:font-size-complex="12pt"/>
    </style:style>
    <style:style style:name="P288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89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90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91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92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93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94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95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96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97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98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299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300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301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302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303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304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305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306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307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308" style:parent-style-name="Normal" style:family="paragraph">
      <style:paragraph-properties fo:margin-bottom="0in"/>
      <style:text-properties style:font-name="Times New Roman" fo:font-style="italic" style:font-style-asian="italic" fo:color="#70AD47" style:font-size-complex="12pt"/>
    </style:style>
    <style:style style:name="P309" style:parent-style-name="Normal" style:family="paragraph">
      <style:paragraph-properties fo:margin-bottom="0in"/>
      <style:text-properties style:font-name="Times New Roman" fo:font-style="italic" style:font-style-asian="italic" style:font-size-complex="12pt"/>
    </style:style>
    <style:style style:name="P310" style:parent-style-name="Normal" style:family="paragraph">
      <style:paragraph-properties fo:text-align="justify" fo:margin-bottom="0in" fo:line-height="100%"/>
    </style:style>
    <style:style style:name="T311" style:parent-style-name="DefaultParagraphFont" style:family="text">
      <style:text-properties style:font-name="Times New Roman" style:font-size-complex="12pt" fo:background-color="#FFFF00"/>
    </style:style>
    <style:style style:name="T312" style:parent-style-name="DefaultParagraphFont" style:family="text">
      <style:text-properties style:font-name="Times New Roman" style:font-size-complex="12pt"/>
    </style:style>
    <style:style style:name="T313" style:parent-style-name="DefaultParagraphFont" style:family="text">
      <style:text-properties style:font-name="Times New Roman" style:font-size-complex="12pt"/>
    </style:style>
    <style:style style:name="T314" style:parent-style-name="DefaultParagraphFont" style:family="text">
      <style:text-properties style:font-name="Times New Roman" style:font-size-complex="12pt"/>
    </style:style>
    <style:style style:name="P315" style:parent-style-name="Normal" style:family="paragraph">
      <style:paragraph-properties fo:text-align="justify" fo:margin-bottom="0in" fo:line-height="100%"/>
      <style:text-properties style:font-name="Times New Roman" style:font-size-complex="12pt"/>
    </style:style>
    <style:style style:name="P316" style:parent-style-name="Normal" style:family="paragraph">
      <style:paragraph-properties fo:text-align="justify" fo:margin-bottom="0in" fo:line-height="100%"/>
      <style:text-properties style:font-name="Times New Roman" style:font-size-complex="12pt"/>
    </style:style>
    <style:style style:name="P317" style:parent-style-name="Normal" style:family="paragraph">
      <style:paragraph-properties fo:text-align="justify" fo:margin-bottom="0in" fo:line-height="100%"/>
      <style:text-properties style:font-name="Times New Roman" style:font-size-complex="12pt"/>
    </style:style>
    <style:style style:name="P318" style:parent-style-name="Normal" style:family="paragraph">
      <style:paragraph-properties fo:text-align="justify" fo:margin-bottom="0in" fo:line-height="100%"/>
      <style:text-properties style:font-name="Times New Roman" style:font-size-complex="12pt"/>
    </style:style>
    <style:style style:name="P319" style:parent-style-name="Normal" style:family="paragraph">
      <style:paragraph-properties fo:text-align="justify" fo:margin-bottom="0in" fo:line-height="100%"/>
      <style:text-properties style:font-name="Times New Roman" style:font-size-complex="12pt"/>
    </style:style>
    <style:style style:name="P320" style:parent-style-name="Normal" style:family="paragraph">
      <style:paragraph-properties fo:text-align="justify" fo:margin-bottom="0in" fo:line-height="100%"/>
      <style:text-properties style:font-name="Times New Roman" style:font-size-complex="12pt"/>
    </style:style>
    <style:style style:name="P321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22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23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24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25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26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27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28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29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30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31" style:parent-style-name="Normal" style:family="paragraph">
      <style:paragraph-properties fo:text-align="justify" fo:margin-bottom="0in" fo:line-height="100%">
        <style:tab-stops>
          <style:tab-stop style:type="left" style:position="1.3833in"/>
        </style:tab-stops>
      </style:paragraph-properties>
      <style:text-properties style:font-name="Times New Roman" fo:font-style="italic" style:font-style-asian="italic" fo:color="#70AD47" style:font-size-complex="12pt"/>
    </style:style>
    <style:style style:name="P332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33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fo:color="#70AD47" style:font-size-complex="12pt"/>
    </style:style>
    <style:style style:name="P334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style:font-size-complex="12pt"/>
    </style:style>
    <style:style style:name="P335" style:parent-style-name="Normal" style:family="paragraph">
      <style:paragraph-properties fo:margin-bottom="0in" fo:line-height="100%"/>
    </style:style>
    <style:style style:name="T336" style:parent-style-name="DefaultParagraphFont" style:family="text">
      <style:text-properties style:font-name="Times New Roman" style:font-size-complex="12pt" fo:background-color="#FFFF00"/>
    </style:style>
    <style:style style:name="T337" style:parent-style-name="DefaultParagraphFont" style:family="text">
      <style:text-properties style:font-name="Times New Roman" style:font-size-complex="12pt"/>
    </style:style>
    <style:style style:name="P338" style:parent-style-name="Normal" style:family="paragraph">
      <style:paragraph-properties fo:margin-bottom="0in" fo:line-height="100%"/>
      <style:text-properties style:font-name="Times New Roman" style:font-size-complex="12pt"/>
    </style:style>
    <style:style style:name="P339" style:parent-style-name="Normal" style:family="paragraph">
      <style:paragraph-properties fo:margin-bottom="0in" fo:line-height="100%"/>
      <style:text-properties style:font-name="Times New Roman" style:font-size-complex="12pt"/>
    </style:style>
    <style:style style:name="P340" style:parent-style-name="Normal" style:family="paragraph">
      <style:paragraph-properties fo:margin-bottom="0in" fo:line-height="100%"/>
      <style:text-properties style:font-name="Times New Roman" style:font-size-complex="12pt"/>
    </style:style>
    <style:style style:name="P341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size-complex="12pt"/>
    </style:style>
    <style:style style:name="P342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size-complex="12pt"/>
    </style:style>
    <style:style style:name="P343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size-complex="12pt"/>
    </style:style>
    <style:style style:name="P344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size-complex="12pt"/>
    </style:style>
    <style:style style:name="P345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size-complex="12pt"/>
    </style:style>
    <style:style style:name="P346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size-complex="12pt"/>
    </style:style>
    <style:style style:name="P347" style:parent-style-name="Normal" style:family="paragraph">
      <style:paragraph-properties fo:margin-bottom="0in" fo:line-height="100%"/>
      <style:text-properties style:font-name="Times New Roman" style:font-size-complex="12pt"/>
    </style:style>
    <style:style style:name="P348" style:parent-style-name="Normal" style:family="paragraph">
      <style:paragraph-properties fo:margin-bottom="0in" fo:line-height="100%"/>
      <style:text-properties style:font-name="Times New Roman" style:font-size-complex="12pt"/>
    </style:style>
    <style:style style:name="P349" style:parent-style-name="Normal" style:family="paragraph">
      <style:paragraph-properties fo:margin-bottom="0in" fo:line-height="100%"/>
      <style:text-properties style:font-name="Times New Roman" style:font-size-complex="12pt"/>
    </style:style>
    <style:style style:name="P350" style:parent-style-name="Normal" style:family="paragraph">
      <style:paragraph-properties fo:margin-bottom="0in"/>
    </style:style>
    <style:style style:name="T351" style:parent-style-name="DefaultParagraphFont" style:family="text">
      <style:text-properties style:font-name="Times New Roman" fo:font-style="italic" style:font-style-asian="italic" fo:color="#FF0000" fo:font-size="12pt" style:font-size-asian="12pt" style:font-size-complex="12pt"/>
    </style:style>
    <style:style style:name="T352" style:parent-style-name="DefaultParagraphFont" style:family="text">
      <style:text-properties style:font-name="Times New Roman" fo:font-style="italic" style:font-style-asian="italic" fo:color="#FF0000"/>
    </style:style>
    <style:style style:name="T353" style:parent-style-name="DefaultParagraphFont" style:family="text">
      <style:text-properties style:font-name="Times New Roman" fo:font-style="italic" style:font-style-asian="italic" fo:color="#FF0000" fo:font-size="12pt" style:font-size-asian="12pt" style:font-size-complex="12pt"/>
    </style:style>
    <style:style style:name="P354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355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356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357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358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359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360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361" style:parent-style-name="ListParagraph" style:family="paragraph">
      <style:paragraph-properties fo:margin-bottom="0in"/>
    </style:style>
    <style:style style:name="T362" style:parent-style-name="DefaultParagraphFont" style:family="text">
      <style:text-properties style:font-name="Times New Roman" fo:font-style="italic" style:font-style-asian="italic" fo:color="#70AD47" fo:font-size="12pt" style:font-size-asian="12pt" style:font-size-complex="12pt"/>
    </style:style>
    <style:style style:name="T363" style:parent-style-name="DefaultParagraphFont" style:family="text">
      <style:text-properties style:font-name="Times New Roman" fo:font-style="italic" style:font-style-asian="italic"/>
    </style:style>
    <style:style style:name="P364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365" style:parent-style-name="Normal" style:family="paragraph">
      <style:paragraph-properties fo:margin-bottom="0in"/>
      <style:text-properties style:font-name="Times New Roman" fo:font-style="italic" style:font-style-asian="italic" fo:color="#70AD47" fo:font-size="12pt" style:font-size-asian="12pt" style:font-size-complex="12pt"/>
    </style:style>
    <style:style style:name="P366" style:parent-style-name="Normal" style:family="paragraph">
      <style:paragraph-properties fo:margin-bottom="0in"/>
      <style:text-properties style:font-name="Times New Roman" fo:font-style="italic" style:font-style-asian="italic" fo:color="#FF0000" fo:font-size="12pt" style:font-size-asian="12pt" style:font-size-complex="12pt"/>
    </style:style>
    <style:style style:name="P367" style:parent-style-name="ListParagraph" style:family="paragraph">
      <style:paragraph-properties fo:margin-bottom="0in"/>
      <style:text-properties style:font-name="Times New Roman" fo:font-style="italic" style:font-style-asian="italic" fo:color="#70AD47"/>
    </style:style>
    <style:style style:name="P368" style:parent-style-name="ListParagraph" style:family="paragraph">
      <style:paragraph-properties fo:margin-bottom="0in"/>
      <style:text-properties style:font-name="Times New Roman" fo:font-style="italic" style:font-style-asian="italic" fo:color="#70AD47"/>
    </style:style>
    <style:style style:name="P369" style:parent-style-name="ListParagraph" style:family="paragraph">
      <style:paragraph-properties fo:margin-bottom="0in"/>
      <style:text-properties style:font-name="Times New Roman" fo:font-style="italic" style:font-style-asian="italic" fo:color="#70AD47"/>
    </style:style>
    <style:style style:name="P370" style:parent-style-name="ListParagraph" style:family="paragraph">
      <style:paragraph-properties fo:margin-bottom="0in"/>
      <style:text-properties style:font-name="Times New Roman" fo:font-style="italic" style:font-style-asian="italic" fo:color="#70AD47"/>
    </style:style>
    <style:style style:name="P371" style:parent-style-name="ListParagraph" style:family="paragraph">
      <style:paragraph-properties fo:margin-bottom="0in"/>
      <style:text-properties style:font-name="Times New Roman" fo:font-style="italic" style:font-style-asian="italic" fo:color="#70AD47"/>
    </style:style>
    <style:style style:name="P372" style:parent-style-name="ListParagraph" style:family="paragraph">
      <style:paragraph-properties fo:margin-bottom="0in"/>
      <style:text-properties style:font-name="Times New Roman" fo:font-style="italic" style:font-style-asian="italic" fo:color="#70AD47"/>
    </style:style>
  </office:automatic-styles>
  <office:body>
    <office:text text:use-soft-page-breaks="true">
      <text:p text:style-name="P1">Colocviu de laborator</text:p>
      <text:p text:style-name="P8">-Baze de date-</text:p>
      <text:p text:style-name="P9">Nume: Demeter <text:s text:c="90"/></text:p>
      <text:p text:style-name="P10">Prenume: Reka</text:p>
      <text:p text:style-name="P11">Grupa: 30121, sg.1</text:p>
      <text:p text:style-name="P12"/>
      <text:p text:style-name="P13"/>
      <text:p text:style-name="P14"/>
      <text:p text:style-name="P15"><text:span text:style-name="T16">08.01.</text:span><text:span text:style-name="T17"><text:s/></text:span></text:p>
      <text:p text:style-name="P18">Se dau relaţiile:</text:p>
      <text:p text:style-name="P19">Film(titlu, an, durata, gen, studio, id_producator)</text:p>
      <text:p text:style-name="P20">Distributie(titlu_film, an_film, id_actor)</text:p>
      <text:p text:style-name="P21">Persoana(id_persoana, nume, adresa, email, sex, data_nasterii, castig_net, moneda)</text:p>
      <text:p text:style-name="P22">Studio(nume, adresa, id_presedinte)</text:p>
      <text:p text:style-name="P23"/>
      <text:p text:style-name="P24">Pot exista mai multe<text:s/>filme cu acelaşi titlu dar în ani diferiţi (un film este</text:p>
      <text:p text:style-name="P25">identificat prin titlu și an). Atributele id_actor, id_producator și id_presedinte</text:p>
      <text:p text:style-name="P26">iau valori din domeniul id_persoana. Genurile posibile sunt ‘drama’,’comedie’,‘SF’ sau ‘copii’. Sex poate lua<text:s/>valorile ‘M’ sau ‘F’.</text:p>
      <text:p text:style-name="P27"/>
      <text:p text:style-name="P28">Să se scrie următoarele instrucţiuni:</text:p>
      <text:p text:style-name="P29">a) creare tabelă pentru relaţia Film;</text:p>
      <text:p text:style-name="P30">b) creare tabelă pentru relaţia Distributie;</text:p>
      <text:p text:style-name="P31">c) creare tabelă pentru relaţia Persoană;</text:p>
      <text:p text:style-name="P32">d) creare tabelă pentru relaţia Studio;</text:p>
      <text:p text:style-name="P33">e) să se declare cheile primare şi străine;</text:p>
      <text:p text:style-name="P34">f) modificare definiţie tabelă Persoana pentru a șterge atributul email.</text:p>
      <text:p text:style-name="P35"/>
      <text:p text:style-name="P36"><text:span text:style-name="T37">a.)</text:span><text:span text:style-name="T38">CREATE TABLE Film (</text:span></text:p>
      <text:p text:style-name="P39"><text:s text:c="4"/>Titlu VARCHAR2(100),</text:p>
      <text:p text:style-name="P40"><text:s text:c="4"/>An NUMBER,</text:p>
      <text:p text:style-name="P41"><text:s text:c="4"/>Durata NUMBER,</text:p>
      <text:p text:style-name="P42"><text:s text:c="4"/>Gen VARCHAR2(100),</text:p>
      <text:p text:style-name="P43"><text:s text:c="4"/>Studio VARCHAR2(100),</text:p>
      <text:p text:style-name="P44"><text:s text:c="4"/>ID_Producator NUMBER,</text:p>
      <text:p text:style-name="P45"><text:s text:c="4"/>PRIMARY KEY (Titlu, An),</text:p>
      <text:p text:style-name="P46"><text:s text:c="3"/>FOREIGN KEY (ID_Actor) REFERENCES Persoana(ID_Persoana)</text:p>
      <text:p text:style-name="P47">);</text:p>
      <text:p text:style-name="P48"/>
      <text:p text:style-name="P49"/>
      <text:p text:style-name="P50"/>
      <text:p text:style-name="P51"/>
      <text:p text:style-name="P52"/>
      <text:soft-page-break/>
      <text:p text:style-name="P53">b.)</text:p>
      <text:p text:style-name="P54">CREATE TABLE Distributie (</text:p>
      <text:p text:style-name="P55"><text:s text:c="4"/>Titlu_Film VARCHAR2(100),</text:p>
      <text:p text:style-name="P56"><text:s text:c="4"/>An_Film NUMBER,</text:p>
      <text:p text:style-name="P57"><text:s text:c="4"/>ID_Actor NUMBER,</text:p>
      <text:p text:style-name="P58"><text:s text:c="4"/>FOREIGN KEY (Titlu_Film, An_Film) REFERENCES Film(Titlu, An),</text:p>
      <text:p text:style-name="P59"><text:s text:c="4"/>FOREIGN KEY (ID_Actor) REFERENCES Persoana(ID_Persoana)</text:p>
      <text:p text:style-name="P60">);</text:p>
      <text:p text:style-name="P61"><text:span text:style-name="T62">c.)</text:span><text:span text:style-name="T63">CREATE TABLE Persoana (</text:span></text:p>
      <text:p text:style-name="P64"><text:s text:c="4"/>ID_Persoana NUMBER PRIMARY KEY,</text:p>
      <text:p text:style-name="P65"><text:s text:c="4"/>Nume VARCHAR2(100),</text:p>
      <text:p text:style-name="P66"><text:s text:c="4"/>Adresa VARCHAR2(100),</text:p>
      <text:p text:style-name="P67"><text:s text:c="4"/>Sex VARCHAR2(1),</text:p>
      <text:p text:style-name="P68"><text:s text:c="4"/>Data_Nasterii DATE,</text:p>
      <text:p text:style-name="P69"><text:s text:c="4"/>Castig_Net NUMBER,</text:p>
      <text:p text:style-name="P70"><text:s text:c="4"/>Moneda VARCHAR2(10)</text:p>
      <text:p text:style-name="P71">);</text:p>
      <text:p text:style-name="P72"><text:span text:style-name="T73">d.)</text:span><text:span text:style-name="T74">CREATE TABLE Studio (</text:span></text:p>
      <text:p text:style-name="P75"><text:s text:c="4"/>Nume VARCHAR2(100) PRIMARY KEY,</text:p>
      <text:p text:style-name="P76"><text:s text:c="4"/>Adresa VARCHAR2(100),</text:p>
      <text:p text:style-name="P77"><text:s text:c="4"/>ID_Presedinte NUMBER,</text:p>
      <text:p text:style-name="P78"><text:s text:c="4"/>FOREIGN KEY (ID_Presedinte) REFERENCES Persoana(ID_Persoana)</text:p>
      <text:p text:style-name="P79">);</text:p>
      <text:p text:style-name="P80"><text:span text:style-name="T81">e.)</text:span><text:span text:style-name="T82"><text:s/></text:span><text:span text:style-name="T83">Cheile primare şi străine pentru fiecare tabel sunt:</text:span></text:p>
      <text:p text:style-name="P84">Tabela Film:</text:p>
      <text:list text:style-name="LFO1" text:continue-numbering="true">
        <text:list-item>
          <text:p text:style-name="P85">Cheie primară: (titlu, an)</text:p>
        </text:list-item>
        <text:list-item>
          <text:p text:style-name="P86">Cheie străină: id_producator referențiază Persoana(id_persoana)</text:p>
        </text:list-item>
      </text:list>
      <text:p text:style-name="P87">Tabela Distributie:</text:p>
      <text:list text:style-name="LFO2" text:continue-numbering="true">
        <text:list-item>
          <text:p text:style-name="P88">Cheie primară: (titlu_film, an_film, id_actor)</text:p>
        </text:list-item>
        <text:list-item>
          <text:p text:style-name="P89">Cheie străină: (titlu_film, an_film) referențiază Film(titlu, an)</text:p>
        </text:list-item>
      </text:list>
      <text:p text:style-name="P90">Tabela Persoana:</text:p>
      <text:list text:style-name="LFO3" text:continue-numbering="true">
        <text:list-item>
          <text:p text:style-name="P91">Cheie primară: id_persoana</text:p>
        </text:list-item>
        <text:list-item>
          <text:p text:style-name="P92">Nu există cheie străină</text:p>
        </text:list-item>
      </text:list>
      <text:p text:style-name="P93">Tabela Studio:</text:p>
      <text:list text:style-name="LFO4" text:continue-numbering="true">
        <text:list-item>
          <text:p text:style-name="P94">Cheie primară: nume</text:p>
        </text:list-item>
        <text:list-item>
          <text:p text:style-name="P95">Cheie<text:s/>străină: id_presedinte referențiază Persoana(id_persoana)</text:p>
        </text:list-item>
      </text:list>
      <text:p text:style-name="P96"/>
      <text:p text:style-name="P97"><text:span text:style-name="T98">f.)</text:span><text:span text:style-name="T99"><text:s/></text:span></text:p>
      <text:p text:style-name="P100">ALTER TABLE Persoana</text:p>
      <text:p text:style-name="P101">DROP COLUMN email;</text:p>
      <text:p text:style-name="P102"/>
      <text:p text:style-name="P103"/>
      <text:p text:style-name="P104"/>
      <text:p text:style-name="P105"><text:span text:style-name="T106">08.02.</text:span><text:span text:style-name="T107"><text:s/></text:span></text:p>
      <text:p text:style-name="P108">Să se exprime următoarele constrângeri (la nivel atribut sau tuplă):</text:p>
      <text:p text:style-name="P109">a) Durata unui film trebuie să ia valori între 10 și 300.</text:p>
      <text:p text:style-name="P110">b) Dacă numele<text:s/>studioului conține ‚UK’ atunci adresa studioului trebuie să</text:p>
      <text:p text:style-name="P111">conțină ‚London’.</text:p>
      <text:p text:style-name="P112"/>
      <text:p text:style-name="P113"><text:span text:style-name="T114">a.)</text:span><text:span text:style-name="T115"><text:s/></text:span><text:span text:style-name="T116">Constraința la nivel de atribut pentru durata filmelor este:</text:span></text:p>
      <text:p text:style-name="P117"><text:s text:c="11"/>durata CHECK (durata BETWEEN 10 AND 300)<text:s/></text:p>
      <text:p text:style-name="Normal"><text:span text:style-name="T118">b.)</text:span><text:span text:style-name="T119"><text:s/></text:span><text:span text:style-name="T120">Constraința la nivel de tuplă pentru adresele de studi</text:span><text:span text:style-name="T121">o care conțin "UK" și "London" este</text:span><text:span text:style-name="T122">:</text:span></text:p>
      <text:p text:style-name="P123"><text:s text:c="6"/>CHECK (NOT (nume LIKE '%UK%' AND NOT adresa LIKE '%London%'))</text:p>
      <text:p text:style-name="P124"><text:span text:style-name="T125">08.03.</text:span><text:span text:style-name="T126"><text:s/></text:span></text:p>
      <text:p text:style-name="P127"><text:span text:style-name="T128">Să se exprime în SQL următoarele interogări:</text:span></text:p>
      <text:p text:style-name="P129">a) Să se găsească detaliile filmelor pentru copii ordonate crescător după an și titlu.</text:p>
      <text:p text:style-name="P130"><text:span text:style-name="T131">b) Să se<text:s/></text:span><text:span text:style-name="T132">găsească detaliile persoanelor cu câștig net peste 1000000 USD</text:span><text:span text:style-name="T133">.</text:span></text:p>
      <text:p text:style-name="P134"/>
      <text:p text:style-name="P135">a.)</text:p>
      <text:p text:style-name="P136">SELECT *</text:p>
      <text:p text:style-name="P137">FROM Film</text:p>
      <text:p text:style-name="P138">WHERE gen = 'Animation'</text:p>
      <text:p text:style-name="P139">ORDER BY an, titlu;</text:p>
      <text:p text:style-name="P140"/>
      <text:p text:style-name="P141">b.)</text:p>
      <text:p text:style-name="P142">SELECT *</text:p>
      <text:p text:style-name="P143">FROM Persoana</text:p>
      <text:p text:style-name="P144">WHERE castig_net &gt;<text:s/>1000000;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soft-page-break/>
      <text:p text:style-name="P160"><text:span text:style-name="T161">08.04.</text:span></text:p>
      <text:p text:style-name="P162"><text:span text:style-name="T163"><text:s/></text:span><text:span text:style-name="T164">Să se exprime în SQL următoarele interogări folosind operatorul JOIN:<text:s/></text:span></text:p>
      <text:p text:style-name="P165">a.)Să se afișeze detaliile studioului și producătorului ce au produs filmul ‘Barry’, 2018.</text:p>
      <text:p text:style-name="P166"><text:span text:style-name="T167">b.)</text:span><text:span text:style-name="T168"><text:s/></text:span><text:span text:style-name="T169">Care sunt perechile (id_actor, id_actor2) de actori de sex diferit ce<text:s/></text:span><text:span text:style-name="T170">au jucat în</text:span></text:p>
      <text:p text:style-name="P171">același film? O pereche este unică în rezultat.</text:p>
      <text:p text:style-name="P172"/>
      <text:p text:style-name="P173"><text:span text:style-name="T174">a.)</text:span><text:span text:style-name="T175"><text:s/></text:span></text:p>
      <text:p text:style-name="P176">SELECT s.Nume AS Nume_Studio, s.Adresa AS Adresa_Studio, p.Nume AS Nume_Producator</text:p>
      <text:p text:style-name="P177">FROM Film f</text:p>
      <text:p text:style-name="P178">JOIN Studio s ON f.Studio = s.Nume</text:p>
      <text:p text:style-name="P179">JOIN Persoana p ON f.id_producator = p.id_persoana</text:p>
      <text:p text:style-name="P180">WHERE f.Titlu = 'Barry' AND f.An = 2018;</text:p>
      <text:p text:style-name="P181"><text:span text:style-name="T182">b.)</text:span><text:span text:style-name="T183"><text:s/></text:span></text:p>
      <text:p text:style-name="P184">SELECT DISTINCT d1.ID_Actor, d2.ID_Actor</text:p>
      <text:p text:style-name="P185">FROM Distributie d1, Distributie d2</text:p>
      <text:p text:style-name="P186">WHERE d1.Titlu_Film = d2.Titlu_Film</text:p>
      <text:p text:style-name="P187"><text:s text:c="2"/>AND d1.An_Film = d2.An_Film</text:p>
      <text:p text:style-name="P188"><text:s text:c="2"/>AND d1.ID_Actor &lt;&gt; d2.ID_Actor</text:p>
      <text:p text:style-name="P189"><text:s text:c="2"/>AND EXISTS (</text:p>
      <text:p text:style-name="P190"><text:s text:c="4"/>SELECT 1</text:p>
      <text:p text:style-name="P191"><text:s text:c="4"/>FROM Persoana p1, Persoana p2</text:p>
      <text:p text:style-name="P192"><text:s text:c="4"/>WHERE p1.ID_Persoana = d1.ID_Actor</text:p>
      <text:p text:style-name="P193"><text:s text:c="6"/>AND p2.ID_Persoana = d2.ID_Actor</text:p>
      <text:p text:style-name="P194"><text:s text:c="6"/>AND p1.Sex &lt;&gt; p2.Sex</text:p>
      <text:p text:style-name="P195"><text:s text:c="2"/>);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><text:span text:style-name="T215">08.05</text:span><text:span text:style-name="T216">.<text:s/></text:span><text:span text:style-name="T217">Să se exprime în SQL fără</text:span><text:span text:style-name="T218"><text:s/>funcții de agregare următoarele interogări</text:span></text:p>
      <text:p text:style-name="P219">folosind cel puţin o interogare imbricată şi operatori de genul EXISTS, IN, ALL,</text:p>
      <text:p text:style-name="P220">ANY:</text:p>
      <text:p text:style-name="P221">a) Să se găsească numele actriței cel mai puțin plătită.</text:p>
      <text:p text:style-name="P222">b) Să se găsească titlul, anul și durata filmelor cu durata mai mare<text:s/>decât durata filmului</text:p>
      <text:p text:style-name="P223">‘Bohemian Rhapsody’, 2018.</text:p>
      <text:p text:style-name="P224">a.)</text:p>
      <text:p text:style-name="P225">SELECT Nume</text:p>
      <text:p text:style-name="P226">FROM Persoana p1</text:p>
      <text:p text:style-name="P227">WHERE EXISTS (</text:p>
      <text:p text:style-name="P228"><text:s text:c="2"/>SELECT 1</text:p>
      <text:p text:style-name="P229"><text:s text:c="2"/>FROM Persoana p2</text:p>
      <text:p text:style-name="P230"><text:s text:c="2"/>WHERE p2.Sex = 'F' AND p2.Castig_Net &lt; p1.Castig_Net</text:p>
      <text:p text:style-name="P231">)</text:p>
      <text:p text:style-name="P232">AND p1.Sex = 'F'</text:p>
      <text:p text:style-name="P233">AND ROWNUM = 1;</text:p>
      <text:p text:style-name="P234"/>
      <text:p text:style-name="P235">b.)</text:p>
      <text:p text:style-name="P236">SELECT f.Titlu, f.An, f.Durata</text:p>
      <text:p text:style-name="P237">FROM Film f</text:p>
      <text:p text:style-name="P238">WHERE f.Durata &gt; (</text:p>
      <text:p text:style-name="P239"><text:s text:c="4"/>SELECT Durata</text:p>
      <text:p text:style-name="P240"><text:s text:c="4"/>FROM Film</text:p>
      <text:p text:style-name="P241"><text:s text:c="4"/>WHERE Titlu = 'Bohemian Rhapsody' AND An = 2018</text:p>
      <text:p text:style-name="P242">);</text:p>
      <text:p text:style-name="P243"/>
      <text:p text:style-name="P244"><text:span text:style-name="T245">08.06.</text:span><text:span text:style-name="T246"><text:s/></text:span><text:span text:style-name="T247">Să se exprime în SQL următoarele interogări folosind funcţii de agregare:</text:span></text:p>
      <text:p text:style-name="P248">a) Să se găsească pentru fiecare producător câte filme de gen ‘SF’ a produs.</text:p>
      <text:p text:style-name="P249">b) Să se găsească câștigul<text:s/>minim și câștigul maxim pentru președinții de studiouri.</text:p>
      <text:p text:style-name="P250"><text:span text:style-name="T251">a.)</text:span></text:p>
      <text:p text:style-name="P252">SELECT p.Nume AS Producator, COUNT(*) AS Numar_Filme_SF</text:p>
      <text:p text:style-name="P253">FROM Film f</text:p>
      <text:p text:style-name="P254">JOIN Studio s ON f.Studio = s.Nume</text:p>
      <text:p text:style-name="P255">JOIN Persoana p ON s.ID_Presedinte = p.ID_Persoana</text:p>
      <text:p text:style-name="P256">WHERE f.Gen = 'SF'</text:p>
      <text:p text:style-name="P257">GROUP BY p.Nume;</text:p>
      <text:p text:style-name="P258"/>
      <text:p text:style-name="P259">b.)</text:p>
      <text:p text:style-name="P260">SELECT s.Nume AS Nume_Studio, MIN(p.Castig_Net) AS Castig_Minim, MAX(p.Castig_Net) AS Castig_Maxim</text:p>
      <text:p text:style-name="P261">FROM Studio s</text:p>
      <text:p text:style-name="P262">JOIN Persoana p ON s.ID_Presedinte = p.ID_Persoana</text:p>
      <text:p text:style-name="P263">GROUP BY s.Nume;</text:p>
      <text:soft-page-break/>
      <text:p text:style-name="P264"><text:span text:style-name="T265">08.07.</text:span><text:span text:style-name="T266"><text:s/>Să se scrie instrucţiunile pentru actualizarea BD:</text:span></text:p>
      <text:p text:style-name="P267">a) Să se adauge filmul ‘The Maltese Falcon’ (Șoimul maltez) din 1941, 100 minute, gen</text:p>
      <text:p text:style-name="P268">‘drama‘, id_producator 11 (‘Hal B. Wallis‘), studioul ‘Warner Bros.‘ și unul din actorii</text:p>
      <text:p text:style-name="P269">distribuiți, id_actor 22 (‘Humphrey Bogart’). (se presupune că producătorul, actorul și</text:p>
      <text:p text:style-name="P270">studioul există deja în baza de date)</text:p>
      <text:p text:style-name="P271">b) Să se şteargă distribuția filmelor care au producător persoana cu id_persoana = 17.</text:p>
      <text:p text:style-name="P272">c) Să se modifice câștigul net al persoanelor care au moneda RON pentru a reflecta faptul</text:p>
      <text:p text:style-name="P273">că nu mai este exprimat în RON ci în EUR (la rata de schimb 1 EUR = 4,75 RON).</text:p>
      <text:p text:style-name="P274"/>
      <text:p text:style-name="P275">a.)</text:p>
      <text:p text:style-name="P276">INSERT INTO Film<text:s/>(Titlu, An, Durata, Gen, Id_producator, Id_studiu, Id_actor)</text:p>
      <text:p text:style-name="P277">VALUES ('The Maltese Falcon', 1941, 100, 'drama', 11, 3, 22)</text:p>
      <text:list text:style-name="LFO9" text:continue-numbering="true">
        <text:list-item>
          <text:p text:style-name="P278">Instrucțiunea INSERT INTO adaugă o nouă înregistrare în tabela Filme cu valorile specificate pentru fiecare coloană.</text:p>
        </text:list-item>
        <text:list-item>
          <text:p text:style-name="P279">Valorile pentru coloane sunt date în ordinea corespunzătoare, în<text:s/>funcție de ordinea în care sunt listate în instrucțiune.</text:p>
        </text:list-item>
      </text:list>
      <text:p text:style-name="P280">b.)</text:p>
      <text:p text:style-name="P281">DELETE FROM Distributie</text:p>
      <text:p text:style-name="P282">WHERE (Titlu_Film, An_Film) IN (</text:p>
      <text:p text:style-name="P283"><text:s text:c="4"/>SELECT f.Titlu, f.An</text:p>
      <text:p text:style-name="P284"><text:s text:c="4"/>FROM Film f</text:p>
      <text:p text:style-name="P285"><text:s text:c="4"/>WHERE f.ID_Producator = 17</text:p>
      <text:p text:style-name="P286">);</text:p>
      <text:p text:style-name="P287">c.)</text:p>
      <text:p text:style-name="P288">UPDATE Persoana</text:p>
      <text:p text:style-name="P289">SET Castig_Net = Castig_Net / 4.75,</text:p>
      <text:p text:style-name="P290"><text:s text:c="4"/>Moneda = 'EUR'</text:p>
      <text:p text:style-name="P291">WHERE Moneda = 'RON';</text:p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soft-page-break/>
      <text:p text:style-name="P310"><text:span text:style-name="T311">08.08</text:span><text:span text:style-name="T312">.<text:s/></text:span><text:span text:style-name="T313">Să se definească o procedură stocată</text:span><text:span text:style-name="T314"><text:s/>care va introduce în tabela Excepții</text:span></text:p>
      <text:p text:style-name="P315">acele linii din tabela Persoana ce respectă condiția câștigul net al unei persoane</text:p>
      <text:p text:style-name="P316">președinte de studio este mai mic decât al unui producător al unui film al</text:p>
      <text:p text:style-name="P317">studioului la care este președinte sau mai mic decât al unui<text:s/>actor ce a jucat într-</text:p>
      <text:p text:style-name="P318">un film al studioului unde este președinte. Tabela Excepții va avea aceleași</text:p>
      <text:p text:style-name="P319">coloane ca și tabela Persoana plus o coloană ce indică natura excepției.</text:p>
      <text:p text:style-name="P320"/>
      <text:p text:style-name="P321">CREATE OR REPLACE PROCEDURE IntroduceExceptii IS</text:p>
      <text:p text:style-name="P322">BEGIN</text:p>
      <text:p text:style-name="P323"><text:s text:c="4"/>INSERT INTO Excepții (ID_Persoana, Nume, Adresa, Sex, Data_Nasterii, Castig_Net, Moneda, Natura_Exceptiei)</text:p>
      <text:p text:style-name="P324"><text:s text:c="4"/>SELECT P.ID_Persoana, P.Nume, P.Adresa, P.Sex, P.Data_Nasterii, P.Castig_Net, P.Moneda, 'Câștig scăzut'</text:p>
      <text:p text:style-name="P325"><text:s text:c="4"/>FROM Persoana P</text:p>
      <text:p text:style-name="P326"><text:s text:c="4"/>INNER JOIN Studio S ON P.ID_Persoana = S.ID_Presedinte</text:p>
      <text:p text:style-name="P327"><text:s text:c="4"/>LEFT JOIN Film F ON F.Studio = S.Nume</text:p>
      <text:p text:style-name="P328"><text:s text:c="4"/>LEFT JOIN Persoana PP ON F.ID_Producator = PP.ID_Persoana</text:p>
      <text:p text:style-name="P329"><text:s text:c="4"/>LEFT JOIN Distributie D ON F.Titlu = D.Titlu_Film AND F.An = D.An_Film</text:p>
      <text:p text:style-name="P330"><text:s text:c="4"/>WHERE P.Castig_Net &lt; PP.Castig_Net OR P.Castig_Net &lt; D.Castig_Net;</text:p>
      <text:p text:style-name="P331"><text:tab/></text:p>
      <text:p text:style-name="P332"><text:s text:c="4"/>COMMIT;</text:p>
      <text:p text:style-name="P333">END;</text:p>
      <text:p text:style-name="P334"/>
      <text:p text:style-name="P335"><text:span text:style-name="T336">08.09.</text:span><text:span text:style-name="T337"><text:s/>Să se definească triggere pentru:</text:span></text:p>
      <text:p text:style-name="P338">a) A asigura la ștergerea din Distribuție a unui actor, câștigul net al actorului</text:p>
      <text:p text:style-name="P339">scade cu 2%.</text:p>
      <text:p text:style-name="P340">b) Presupunând vederea:</text:p>
      <text:p text:style-name="P341">CREATE VIEW<text:s/>FilmecopiiDisney AS</text:p>
      <text:p text:style-name="P342">SELECT titlu, an, gen, durata, nume as producator</text:p>
      <text:p text:style-name="P343">FROM Filme, Persoana</text:p>
      <text:p text:style-name="P344">WHERE id_persoana = id_producator</text:p>
      <text:p text:style-name="P345">studio = ‘Disney’ AND</text:p>
      <text:p text:style-name="P346">gen = ‘copii’;</text:p>
      <text:p text:style-name="P347">Să se definească un trigger instead-of pentru a permite adăugare prin această</text:p>
      <text:p text:style-name="P348">vedere. (pot exista mai multe filme din genul ‘copii’ produse de studioul</text:p>
      <text:p text:style-name="P349">‘Disney’)</text:p>
      <text:p text:style-name="P350"><text:span text:style-name="T351"><text:s/>a.)</text:span><text:span text:style-name="T352"><text:s/></text:span><text:span text:style-name="T353">Trigger pentru scăderea cu 2% a câștigului net al unui actor șters din Distribuție:</text:span></text:p>
      <text:p text:style-name="P354">CREATE OR REPLACE TRIGGER trg_stergere_actor</text:p>
      <text:p text:style-name="P355">BEFORE DELETE ON Distributie</text:p>
      <text:p text:style-name="P356">FOR EACH ROW</text:p>
      <text:p text:style-name="P357">BEGIN</text:p>
      <text:p text:style-name="P358"><text:s text:c="4"/>UPDATE Persoana</text:p>
      <text:p text:style-name="P359"><text:s text:c="4"/>SET Castig_Net = Castig_Net * 0.98 -- Scădere cu 2%</text:p>
      <text:p text:style-name="P360"><text:s text:c="4"/>WHERE ID_Persoana = :OLD.ID_Actor;</text:p>
      <text:p text:style-name="P361"><text:span text:style-name="T362">END;</text:span><text:span text:style-name="T363"><text:s/></text:span></text:p>
      <text:p text:style-name="P364"/>
      <text:p text:style-name="P365"/>
      <text:p text:style-name="P366">b.)Trigger instead-of pentru adăugare prin vederea FilmecopiiDisney:</text:p>
      <text:p text:style-name="P367">CREATE VIEW FilmecopiiDisney AS</text:p>
      <text:p text:style-name="P368">SELECT F.Titlu, F.An, F.Gen, F.Durata, P.Nume AS Producator</text:p>
      <text:p text:style-name="P369">FROM Film F</text:p>
      <text:p text:style-name="P370">JOIN Persoana P ON F.ID_Producator = P.ID_Persoana</text:p>
      <text:p text:style-name="P371">WHERE F.Studio = 'Disney' AND F.Gen = 'animation';</text:p>
      <text:p text:style-name="P3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ljs-keyword" style:display-name="hljs-keyword" style:family="text" style:parent-style-name="DefaultParagraphFont"/>
    <style:style style:name="hljs-type" style:display-name="hljs-type" style:family="text" style:parent-style-name="DefaultParagraphFont"/>
    <style:style style:name="hljs-number" style:display-name="hljs-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style:use-window-font-color="true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4375in" text:min-label-width="0.25in" text:list-level-position-and-space-mode="label-alignment">
          <style:list-level-label-alignment text:label-followed-by="listtab" fo:margin-left="0.687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9375in" text:min-label-width="0.25in" text:list-level-position-and-space-mode="label-alignment">
          <style:list-level-label-alignment text:label-followed-by="listtab" fo:margin-left="1.1875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4375in" text:min-label-width="0.25in" text:list-level-position-and-space-mode="label-alignment">
          <style:list-level-label-alignment text:label-followed-by="listtab" fo:margin-left="1.687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9375in" text:min-label-width="0.25in" text:list-level-position-and-space-mode="label-alignment">
          <style:list-level-label-alignment text:label-followed-by="listtab" fo:margin-left="2.1875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4375in" text:min-label-width="0.25in" text:list-level-position-and-space-mode="label-alignment">
          <style:list-level-label-alignment text:label-followed-by="listtab" fo:margin-left="2.687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9375in" text:min-label-width="0.25in" text:list-level-position-and-space-mode="label-alignment">
          <style:list-level-label-alignment text:label-followed-by="listtab" fo:margin-left="3.1875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4375in" text:min-label-width="0.25in" text:list-level-position-and-space-mode="label-alignment">
          <style:list-level-label-alignment text:label-followed-by="listtab" fo:margin-left="3.687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9375in" text:min-label-width="0.25in" text:list-level-position-and-space-mode="label-alignment">
          <style:list-level-label-alignment text:label-followed-by="listtab" fo:margin-left="4.1875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4375in" text:min-label-width="0.25in" text:list-level-position-and-space-mode="label-alignment">
          <style:list-level-label-alignment text:label-followed-by="listtab" fo:margin-left="4.68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fo:language="ro" fo:country="RO"/>
    </style:style>
    <style:style style:name="P3" style:parent-style-name="Header" style:family="paragraph">
      <style:paragraph-properties>
        <style:tab-stops>
          <style:tab-stop style:type="center" style:position="3.25in"/>
        </style:tab-stops>
      </style:paragraph-properties>
      <style:text-properties fo:language="ro" fo:country="RO"/>
    </style:style>
    <style:style style:name="P4" style:parent-style-name="Header" style:family="paragraph">
      <style:paragraph-properties>
        <style:tab-stops>
          <style:tab-stop style:type="center" style:position="3.25in"/>
        </style:tab-stops>
      </style:paragraph-properties>
      <style:text-properties fo:language="ro" fo:country="RO"/>
    </style:style>
    <style:style style:name="P5" style:parent-style-name="Header" style:family="paragraph">
      <style:paragraph-properties>
        <style:tab-stops>
          <style:tab-stop style:type="center" style:position="3.25in"/>
        </style:tab-stops>
      </style:paragraph-properties>
      <style:text-properties fo:language="ro" fo:country="RO"/>
    </style:style>
    <style:style style:name="P6" style:parent-style-name="Header" style:family="paragraph">
      <style:paragraph-properties>
        <style:tab-stops>
          <style:tab-stop style:type="center" style:position="3.25in"/>
        </style:tab-stops>
      </style:paragraph-properties>
    </style:style>
    <style:style style:name="T7" style:parent-style-name="DefaultParagraphFont" style:family="text">
      <style:text-properties fo:language="ro" fo:country="RO"/>
    </style:style>
  </office:automatic-styles>
  <office:master-styles>
    <style:master-page style:name="MP0" style:page-layout-name="PL0">
      <style:header>
        <text:p text:style-name="P2">Universitatea tehnică din Cluj-Napoca <text:s text:c="138"/></text:p>
        <text:p text:style-name="P3">Facultatea Automatică și Calculatoare</text:p>
        <text:p text:style-name="P4">Disciplina: Baze de Date</text:p>
        <text:p text:style-name="P5">Anul<text:s/>universitar: 2022-2023<text:tab/>S08<text:s/></text:p>
        <text:p text:style-name="P6"><text:span text:style-name="T7"><text:s text:c="76"/></text:span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3-05-03T07:21:00Z</meta:creation-date>
    <dc:date>2023-05-19T20:09:00Z</dc:date>
    <meta:template xlink:href="Normal" xlink:type="simple"/>
    <meta:editing-cycles>10</meta:editing-cycles>
    <meta:editing-duration>PT57420S</meta:editing-duration>
    <meta:document-statistic meta:page-count="8" meta:paragraph-count="17" meta:word-count="1326" meta:character-count="8870" meta:row-count="63" meta:non-whitespace-character-count="7561"/>
  </office:meta>
</office:document-meta>
</file>